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75cm" fo:min-width="1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5.05cm" fo:min-width="3.7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55cm" fo:min-width="1.5cm"/>
    </style:style>
    <style:style style:name="gr6" style:family="graphic" style:parent-style-name="standard">
      <style:graphic-properties draw:stroke="none" svg:stroke-color="#000000" draw:fill="none" draw:fill-color="#ffffff" fo:min-height="0.72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svg:stroke-color="#ff3333" draw:fill="none" draw:textarea-horizontal-align="justify" draw:textarea-vertical-align="middle" draw:auto-grow-height="false" fo:min-height="1.45cm" fo:min-width="2.5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25cm" fo:min-width="0.3cm"/>
    </style:style>
    <style:style style:name="gr11" style:family="graphic" style:parent-style-name="standard">
      <style:graphic-properties draw:stroke="none" svg:stroke-color="#000000" draw:fill="none" draw:fill-color="#ffffff" fo:min-height="0.55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ff3333" draw:fill="none" draw:textarea-horizontal-align="justify" draw:textarea-vertical-align="middle" draw:auto-grow-height="false" fo:min-height="0.722cm" fo:min-width="1cm"/>
    </style:style>
    <style:style style:name="gr14" style:family="graphic" style:parent-style-name="standard">
      <style:graphic-properties draw:stroke="none" svg:stroke-color="#000000" draw:fill="none" draw:fill-color="#ffffff" fo:min-height="0.45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7.85cm" fo:min-width="7.6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color="#ff3333" draw:fill="none" draw:textarea-horizontal-align="justify" draw:textarea-vertical-align="middle" draw:auto-grow-height="false" fo:min-height="0.495cm" fo:min-width="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6.2cm"/>
    </style:style>
    <style:style style:name="gr19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style:paragraph-properties fo:text-align="center"/>
      <style:text-properties fo:font-size="12pt" fo:font-weight="bold"/>
    </style:style>
    <style:style style:name="P7" style:family="paragraph">
      <style:paragraph-properties fo:text-align="center"/>
      <style:text-properties fo:font-size="12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5cm" svg:height="9cm" svg:x="3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cm" svg:y1="2.5cm" svg:x2="18cm" svg:y2="2.5cm">
          <text:p/>
        </draw:line>
        <draw:line draw:style-name="gr2" draw:text-style-name="P1" draw:layer="layout" svg:x1="3cm" svg:y1="3.7cm" svg:x2="18cm" svg:y2="3.7cm">
          <text:p/>
        </draw:line>
        <draw:line draw:style-name="gr2" draw:text-style-name="P1" draw:layer="layout" svg:x1="6.6cm" svg:y1="3.7cm" svg:x2="6.6cm" svg:y2="11cm">
          <text:p/>
        </draw:line>
        <draw:custom-shape draw:style-name="gr3" draw:text-style-name="P1" draw:layer="layout" svg:width="4.2cm" svg:height="5.3cm" svg:x="7.5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5.3cm" svg:x="12.7cm" svg:y="4.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4cm" svg:height="1.2cm" svg:x="3.7cm" svg:y="6.2cm">
          <draw:text-box>
            <text:p>Menú</text:p>
          </draw:text-box>
        </draw:frame>
        <draw:custom-shape draw:style-name="gr5" draw:text-style-name="P3" xml:id="id1" draw:id="id1" draw:layer="layout" svg:width="2cm" svg:height="0.8cm" svg:x="8.6cm" svg:y="8.8cm">
          <text:p text:style-name="P3"><text:span text:style-name="T1">Ve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2cm" svg:height="0.8cm" svg:x="13.9cm" svg:y="8.9cm">
          <text:p text:style-name="P3"><text:span text:style-name="T1">V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1cm" svg:height="0.973cm" svg:x="7.6cm" svg:y="5.027cm">
          <draw:text-box>
            <text:p text:style-name="P4"><text:span text:style-name="T1">Geolocalización</text:span></text:p>
          </draw:text-box>
        </draw:frame>
        <draw:frame draw:style-name="gr7" draw:text-style-name="P5" draw:layer="layout" svg:width="2.5cm" svg:height="1cm" svg:x="13.8cm" svg:y="5.1cm">
          <draw:text-box>
            <text:p text:style-name="P4"><text:span text:style-name="T1">Pasajes</text:span></text:p>
          </draw:text-box>
        </draw:frame>
        <draw:custom-shape draw:style-name="gr8" draw:text-style-name="P1" draw:layer="layout" svg:width="3cm" svg:height="1.7cm" svg:x="8.1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cm" svg:height="1.7cm" svg:x="13.3cm" svg:y="6.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2cm" svg:height="0.9cm" svg:x="8.5cm" svg:y="6.6cm">
          <draw:text-box>
            <text:p text:style-name="P4"><text:span text:style-name="T1">Imagen</text:span></text:p>
          </draw:text-box>
        </draw:frame>
        <draw:frame draw:style-name="gr9" draw:text-style-name="P5" draw:layer="layout" svg:width="2.2cm" svg:height="0.9cm" svg:x="13.7cm" svg:y="6.6cm">
          <draw:text-box>
            <text:p text:style-name="P4"><text:span text:style-name="T1">Imagen</text:span></text:p>
          </draw:text-box>
        </draw:frame>
        <draw:custom-shape draw:style-name="gr10" draw:text-style-name="P7" draw:layer="layout" svg:width="0.8cm" svg:height="0.5cm" svg:x="17.2cm" svg:y="2cm">
          <text:p text:style-name="P6"><text:span text:style-name="T2">X</text:span>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3cm" svg:height="0.806cm" svg:x="15cm" svg:y="2.7cm">
          <draw:text-box>
            <text:p text:style-name="P4"><text:span text:style-name="T1">Usuario</text:span></text:p>
          </draw:text-box>
        </draw:frame>
        <draw:custom-shape draw:style-name="gr12" draw:text-style-name="P8" draw:layer="layout" svg:width="0.6cm" svg:height="0.4cm" draw:transform="rotate (-3.14159265358979) translate (17.7cm 3.3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5cm" svg:height="0.972cm" svg:x="3.1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0" draw:layer="layout" svg:width="1.7cm" svg:height="0.729cm" svg:x="3.1cm" svg:y="2.7cm">
          <draw:text-box>
            <text:p text:style-name="P9"><text:span text:style-name="T3">Ícono</text:span></text:p>
          </draw:text-box>
        </draw:frame>
        <draw:custom-shape draw:style-name="gr15" draw:text-style-name="P1" xml:id="id2" draw:id="id2" draw:layer="layout" svg:width="8.1cm" svg:height="8.1cm" svg:x="1.9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4" draw:id="id4" draw:layer="layout" svg:width="8.1cm" svg:height="8.1cm" svg:x="10.9cm" svg:y="1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cm" svg:y1="14.5cm" svg:x2="10cm" svg:y2="14.5cm">
          <text:p/>
        </draw:line>
        <draw:custom-shape draw:style-name="gr10" draw:text-style-name="P7" draw:layer="layout" svg:width="0.8cm" svg:height="0.5cm" svg:x="9.2cm" svg:y="14cm">
          <text:p text:style-name="P6"><text:span text:style-name="T2">X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cm" svg:y1="14.5cm" svg:x2="10.9cm" svg:y2="14.5cm">
          <text:p/>
        </draw:line>
        <draw:custom-shape draw:style-name="gr10" draw:text-style-name="P7" draw:layer="layout" svg:width="0.8cm" svg:height="0.5cm" svg:x="18.2cm" svg:y="14cm">
          <text:p text:style-name="P6"><text:span text:style-name="T2">X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draw:type="line" svg:x1="9.6cm" svg:y1="9.6cm" svg:x2="5.95cm" svg:y2="14cm" draw:start-shape="id1" draw:start-glue-point="2" draw:end-shape="id2" draw:end-glue-point="0" svg:d="M9600 9600l-3650 4400" svg:viewBox="0 0 3651 4401">
          <text:p/>
        </draw:connector>
        <draw:connector draw:style-name="gr16" draw:text-style-name="P1" draw:layer="layout" draw:type="line" svg:x1="14.9cm" svg:y1="9.7cm" svg:x2="14.95cm" svg:y2="14cm" draw:start-shape="id3" draw:start-glue-point="2" draw:end-shape="id4" draw:end-glue-point="0" svg:d="M14900 9700l50 4300" svg:viewBox="0 0 51 4301">
          <text:p/>
        </draw:connector>
        <draw:frame draw:style-name="gr7" draw:text-style-name="P2" draw:layer="layout" svg:width="2.4cm" svg:height="1cm" svg:x="4.8cm" svg:y="17.5cm">
          <draw:text-box>
            <text:p>Mapa</text:p>
          </draw:text-box>
        </draw:frame>
        <draw:line draw:style-name="gr2" draw:text-style-name="P1" draw:layer="layout" svg:x1="1.9cm" svg:y1="15.5cm" svg:x2="10cm" svg:y2="15.5cm">
          <text:p/>
        </draw:line>
        <draw:line draw:style-name="gr2" draw:text-style-name="P1" draw:layer="layout" svg:x1="10.9cm" svg:y1="15.5cm" svg:x2="19cm" svg:y2="15.5cm">
          <text:p/>
        </draw:line>
        <draw:frame draw:style-name="gr14" draw:text-style-name="P10" draw:layer="layout" svg:width="1.7cm" svg:height="0.729cm" svg:x="2cm" svg:y="14.6cm">
          <draw:text-box>
            <text:p text:style-name="P9"><text:span text:style-name="T3">Ícono</text:span></text:p>
          </draw:text-box>
        </draw:frame>
        <draw:frame draw:style-name="gr14" draw:text-style-name="P10" draw:layer="layout" svg:width="1.7cm" svg:height="0.729cm" svg:x="11cm" svg:y="14.6cm">
          <draw:text-box>
            <text:p text:style-name="P9"><text:span text:style-name="T3">Ícono</text:span></text:p>
          </draw:text-box>
        </draw:frame>
        <draw:custom-shape draw:style-name="gr17" draw:text-style-name="P1" draw:layer="layout" svg:width="1.5cm" svg:height="0.745cm" svg:x="2cm" svg:y="14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5cm" svg:height="0.745cm" svg:x="11cm" svg:y="14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6.7cm" svg:height="2.5cm" svg:x="11.6cm" svg:y="16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5.7cm" svg:height="1.361cm" svg:x="12.3cm" svg:y="16.7cm">
          <draw:text-box>
            <text:p text:style-name="P4"><text:span text:style-name="T1">Despacho de pasajes</text:span></text:p>
          </draw:text-box>
        </draw:frame>
        <draw:custom-shape draw:style-name="gr18" draw:text-style-name="P1" draw:layer="layout" svg:width="6.7cm" svg:height="2.5cm" svg:x="11.6cm" svg:y="19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5.7cm" svg:height="1.361cm" svg:x="12.2cm" svg:y="19.8cm">
          <draw:text-box>
            <text:p text:style-name="P9"><text:span text:style-name="T3">Tabla de pasajes en curs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bastian </meta:initial-creator>
    <meta:creation-date>2016-07-20T01:32:41.585714375</meta:creation-date>
    <dc:date>2016-07-20T02:05:00.237682376</dc:date>
    <dc:creator>sebastian </dc:creator>
    <meta:editing-duration>PT16M1S</meta:editing-duration>
    <meta:editing-cycles>2</meta:editing-cycles>
    <meta:generator>LibreOffice/5.0.3.2$Linux_X86_64 LibreOffice_project/00m0$Build-2</meta:generator>
    <meta:document-statistic meta:object-count="39"/>
  </office:meta>
</office:document-meta>
</file>